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fill="hatch" draw:fill-color="#cfe7f5" draw:fill-hatch-name="Schwarz_20_60_20_Grad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875cm" svg:height="0.962cm" svg:x="4.329cm" svg:y="3.848cm">
          <draw:text-box>
            <text:p>~</text:p>
          </draw:text-box>
        </draw:frame>
        <draw:line draw:style-name="gr2" draw:text-style-name="P1" draw:layer="layout" svg:x1="5.318cm" svg:y1="2.905cm" svg:x2="7.477cm" svg:y2="2.905cm">
          <text:p/>
        </draw:line>
        <draw:line draw:style-name="gr2" draw:text-style-name="P1" draw:layer="layout" svg:x1="7.477cm" svg:y1="2.452cm" svg:x2="7.477cm" svg:y2="3.341cm">
          <text:p/>
        </draw:line>
        <draw:line draw:style-name="gr2" draw:text-style-name="P1" draw:layer="layout" svg:x1="7.776cm" svg:y1="2.452cm" svg:x2="7.776cm" svg:y2="3.341cm">
          <text:p/>
        </draw:line>
        <draw:line draw:style-name="gr2" draw:text-style-name="P1" draw:layer="layout" svg:x1="7.779cm" svg:y1="2.905cm" svg:x2="9.509cm" svg:y2="2.905cm">
          <text:p/>
        </draw:line>
        <draw:line draw:style-name="gr2" draw:text-style-name="P1" draw:layer="layout" svg:x1="5.317cm" svg:y1="2.904cm" svg:x2="5.317cm" svg:y2="3.92cm">
          <text:p/>
        </draw:line>
        <draw:custom-shape draw:style-name="gr3" draw:text-style-name="P1" draw:layer="layout" svg:width="0.254cm" svg:height="0.254cm" svg:x="5.189cm" svg:y="3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317cm" svg:y1="4.704cm" svg:x2="5.318cm" svg:y2="5.318cm">
          <text:p/>
        </draw:line>
        <draw:custom-shape draw:style-name="gr3" draw:text-style-name="P1" draw:layer="layout" svg:width="0.254cm" svg:height="0.254cm" svg:x="5.189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989cm" svg:height="0.962cm" svg:x="7.631cm" svg:y="2.978cm">
          <draw:text-box>
            <text:p>C</text:p>
          </draw:text-box>
        </draw:frame>
        <draw:custom-shape draw:style-name="gr3" draw:text-style-name="P1" draw:layer="layout" svg:width="1.143cm" svg:height="0.381cm" svg:x="6.062cm" svg:y="5.14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959cm" svg:height="1.016cm" svg:x="6.189cm" svg:y="4.302cm">
          <draw:text-box>
            <text:p>R</text:p>
          </draw:text-box>
        </draw:frame>
        <draw:line draw:style-name="gr2" draw:text-style-name="P1" draw:layer="layout" svg:x1="5.317cm" svg:y1="5.318cm" svg:x2="6.08cm" svg:y2="5.318cm">
          <text:p/>
        </draw:line>
        <draw:line draw:style-name="gr2" draw:text-style-name="P1" draw:layer="layout" svg:x1="7.201cm" svg:y1="5.318cm" svg:x2="7.836cm" svg:y2="5.318cm">
          <text:p/>
        </draw:line>
        <draw:custom-shape draw:style-name="gr6" draw:text-style-name="P1" draw:layer="layout" svg:width="1.27cm" svg:height="0.381cm" svg:x="7.858cm" svg:y="5.14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016cm" svg:x="7.99cm" svg:y="4.254cm">
          <draw:text-box>
            <text:p>L</text:p>
          </draw:text-box>
        </draw:frame>
        <draw:line draw:style-name="gr2" draw:text-style-name="P1" draw:layer="layout" svg:x1="9.128cm" svg:y1="5.318cm" svg:x2="9.509cm" svg:y2="5.318cm">
          <text:p/>
        </draw:line>
        <draw:line draw:style-name="gr2" draw:text-style-name="P1" draw:layer="layout" svg:x1="9.509cm" svg:y1="5.318cm" svg:x2="9.509cm" svg:y2="2.905cm">
          <text:p/>
        </draw:line>
        <draw:frame draw:style-name="gr1" draw:text-style-name="P2" draw:layer="layout" svg:width="0.688cm" svg:height="0.607cm" svg:x="4.783cm" svg:y="3.568cm">
          <draw:text-box>
            <text:p text:style-name="P2"><text:span text:style-name="T1">+</text:span></text:p>
          </draw:text-box>
        </draw:frame>
        <draw:frame draw:style-name="gr1" draw:text-style-name="P2" draw:layer="layout" svg:width="0.608cm" svg:height="0.607cm" svg:x="4.783cm" svg:y="4.469cm">
          <draw:text-box>
            <text:p text:style-name="P2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Schwarz_20_60_20_Grad" draw:display-name="Schwarz 60 Grad" draw:style="single" draw:color="#000000" draw:distance="0.102cm" draw:rotation="6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Blaha</meta:initial-creator>
    <meta:creation-date>2015-04-21T22:17:10</meta:creation-date>
    <dc:date>2015-04-21T22:25:08</dc:date>
    <dc:creator>Till Blaha</dc:creator>
    <meta:editing-duration>P0D</meta:editing-duration>
    <meta:editing-cycles>1</meta:editing-cycles>
    <meta:document-statistic meta:object-count="20"/>
    <meta:generator>LibreOffice/3.5$Linux_X86_64 LibreOffice_project/350m1$Build-2</meta:generator>
  </office:meta>
</office:document-meta>
</file>